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Tabel1" style:family="table">
      <style:table-properties style:width="16.6cm" fo:margin-left="0.379cm" table:align="left" style:writing-mode="lr-tb"/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79cm"/>
    </style:style>
    <style:style style:name="Tabel1.A1" style:family="table-cell">
      <style:table-cell-properties fo:padding="0.019cm" fo:border="none"/>
    </style:style>
    <style:style style:name="Tabel2" style:family="table">
      <style:table-properties style:width="16.6cm" fo:margin-left="0.379cm" table:align="left" style:writing-mode="lr-tb"/>
    </style:style>
    <style:style style:name="Tabel2.A" style:family="table-column">
      <style:table-column-properties style:column-width="0.621cm"/>
    </style:style>
    <style:style style:name="Tabel2.B" style:family="table-column">
      <style:table-column-properties style:column-width="15.979cm"/>
    </style:style>
    <style:style style:name="Tabel2.A1" style:family="table-cell">
      <style:table-cell-properties fo:padding="0.019cm" fo:border="none"/>
    </style:style>
    <style:style style:name="Tabel4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4.A" style:family="table-column">
      <style:table-column-properties style:column-width="0.621cm"/>
    </style:style>
    <style:style style:name="Tabel4.B" style:family="table-column">
      <style:table-column-properties style:column-width="15.968cm"/>
    </style:style>
    <style:style style:name="Tabel4.A1" style:family="table-cell">
      <style:table-cell-properties fo:padding="0.019cm" fo:border="none"/>
    </style:style>
    <style:style style:name="Tabel5" style:family="table">
      <style:table-properties style:width="16.619cm" fo:margin-left="0.379cm" table:align="left" style:writing-mode="lr-tb"/>
    </style:style>
    <style:style style:name="Tabel5.A" style:family="table-column">
      <style:table-column-properties style:column-width="0.617cm"/>
    </style:style>
    <style:style style:name="Tabel5.B" style:family="table-column">
      <style:table-column-properties style:column-width="16.002cm"/>
    </style:style>
    <style:style style:name="Tabel5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56aa0e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5ef5db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658205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66df03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1f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205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471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58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666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ef5d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13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582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6df0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5862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4718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ca9fb" officeooo:paragraph-rsid="0e3471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paragraph-rsid="0e56aa0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text-properties style:font-name="Liberation Sans" fo:font-size="12pt" officeooo:paragraph-rsid="0e3dbdfe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56aa0e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d086d" style:font-size-asian="12pt" style:font-size-complex="12pt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c7d41ef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e56aa0e" style:font-size-asian="12pt" style:font-size-complex="12pt"/>
    </style:style>
    <style:style style:name="P33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3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35" style:family="paragraph" style:parent-style-name="Standard">
      <style:text-properties officeooo:paragraph-rsid="0cc50ec9"/>
    </style:style>
    <style:style style:name="P3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8" style:family="paragraph" style:parent-style-name="Standard"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e153b91"/>
    </style:style>
    <style:style style:name="P40" style:family="paragraph" style:parent-style-name="Standard">
      <style:text-properties officeooo:paragraph-rsid="0e347187"/>
    </style:style>
    <style:style style:name="P41" style:family="paragraph" style:parent-style-name="Standard">
      <style:text-properties officeooo:paragraph-rsid="0e358623"/>
    </style:style>
    <style:style style:name="P42" style:family="paragraph" style:parent-style-name="Standard">
      <style:text-properties officeooo:paragraph-rsid="0e56aa0e"/>
    </style:style>
    <style:style style:name="P43" style:family="paragraph" style:parent-style-name="Standard">
      <style:text-properties officeooo:paragraph-rsid="0e5ef5db"/>
    </style:style>
    <style:style style:name="P4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56aa0e"/>
    </style:style>
    <style:style style:name="P4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5ef5db"/>
    </style:style>
    <style:style style:name="P4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paragraph-rsid="0e56aa0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fo:language="nl" fo:country="NL" style:language-asian="nl" style:country-asian="NL"/>
    </style:style>
    <style:style style:name="T4" style:family="text">
      <style:text-properties officeooo:rsid="02f99a6c"/>
    </style:style>
    <style:style style:name="T5" style:family="text">
      <style:text-properties fo:color="#000000" loext:opacity="100%" style:text-line-through-style="none" style:text-line-through-type="none" fo:language="nl" fo:country="NL" fo:font-style="normal" style:text-underline-style="none" officeooo:rsid="03fd041e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fo:color="#000000" loext:opacity="100%" style:text-line-through-style="none" style:text-line-through-type="none" fo:language="nl" fo:country="NL" fo:font-style="normal" style:text-underline-style="none" officeooo:rsid="0e2b675d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fo:color="#000000" loext:opacity="100%" style:text-line-through-style="none" style:text-line-through-type="none" fo:language="nl" fo:country="NL" fo:font-style="normal" style:text-underline-style="none" officeooo:rsid="01cca9fb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3a4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b13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3a4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6df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ef5d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b13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ef5db" fo:background-color="#ffff00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675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613a4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 style:text-overline-style="none" style:text-overline-color="font-color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language-asian="nl" style:country-asian="NL" style:font-weight-asian="bold" style:font-name-complex="Bitstream Vera Sans" style:language-complex="nl" style:country-complex="N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ef5db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3a4f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8c1f9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e644c6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fo:language="nl" fo:country="NL" fo:font-weight="normal" officeooo:rsid="0e3dbdf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6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6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6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6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Liberation Sans" fo:font-size="12pt" fo:language="nl" fo:country="NL" fo:font-weight="normal" officeooo:rsid="0e3e1e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font-name="Liberation Sans" fo:font-size="12pt" fo:language="nl" fo:country="NL" fo:font-weight="normal" officeooo:rsid="0e5929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" fo:font-size="12pt" fo:language="nl" fo:country="NL" fo:font-style="normal" style:text-underline-style="none" officeooo:rsid="092843b3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font-name="Liberation Sans" fo:font-size="12pt" fo:language="nl" fo:country="NL" fo:font-style="normal" style:text-underline-style="none" officeooo:rsid="0e51019d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font-name="Liberation Sans" fo:font-size="12pt" fo:language="nl" fo:country="NL" fo:font-weight="bold" officeooo:rsid="0e592948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style:font-name="Liberation Sans" fo:font-size="12pt" style:font-size-asian="12pt" style:font-size-complex="12pt"/>
    </style:style>
    <style:style style:name="T83" style:family="text">
      <style:text-properties style:font-name="Liberation Sans" fo:font-size="12pt" style:text-underline-style="none" fo:font-weight="bold" fo:background-color="transparent" loext:char-shading-value="0" style:font-weight-asian="bold" style:font-name-complex="Bitstream Vera Sans" style:language-complex="nl" style:country-complex="NL" style:font-weight-complex="bold"/>
    </style:style>
    <style:style style:name="T84" style:family="text">
      <style:text-properties style:font-name="Liberation Sans" fo:font-size="12pt" style:text-underline-style="none" fo:background-color="transparent" loext:char-shading-value="0" style:font-name-complex="Bitstream Vera Sans" style:language-complex="nl" style:country-complex="NL"/>
    </style:style>
    <style:style style:name="T85" style:family="text">
      <style:text-properties style:font-name="Liberation Sans" fo:font-size="12pt" fo:font-weight="normal" fo:background-color="transparent" loext:char-shading-value="0" style:font-weight-asian="normal" style:font-weight-complex="normal"/>
    </style:style>
    <style:style style:name="T86" style:family="text">
      <style:text-properties style:font-name="Liberation Sans" fo:font-size="12pt" fo:font-weight="normal" officeooo:rsid="0e3d086d" fo:background-color="transparent" loext:char-shading-value="0" style:font-weight-asian="normal" style:font-weight-complex="normal"/>
    </style:style>
    <style:style style:name="T87" style:family="text">
      <style:text-properties style:font-name="Liberation Sans" fo:font-size="12pt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88" style:family="text">
      <style:text-properties style:font-name="Liberation Sans" fo:font-size="12pt" fo:font-weight="normal" officeooo:rsid="0b644c2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89" style:family="text">
      <style:text-properties style:font-name="Liberation Sans" fo:font-size="12pt" fo:font-weight="normal" officeooo:rsid="00bddfbe" fo:background-color="transparent" loext:char-shading-value="0" style:font-name-asian="DejaVu Sans" style:font-weight-asian="normal" style:language-complex="nl" style:country-complex="NL" style:font-weight-complex="normal"/>
    </style:style>
    <style:style style:name="T90" style:family="text">
      <style:text-properties style:font-name="Liberation Sans" fo:font-size="12pt" fo:font-weight="normal" officeooo:rsid="0ce3fa52" fo:background-color="transparent" loext:char-shading-value="0" style:font-name-asian="DejaVu Sans" style:font-weight-asian="normal" style:language-complex="nl" style:country-complex="NL" style:font-weight-complex="normal"/>
    </style:style>
    <style:style style:name="T91" style:family="text">
      <style:text-properties style:font-name="Liberation Sans" fo:font-size="12pt" fo:font-weight="normal" officeooo:rsid="08e388b4" fo:background-color="transparent" loext:char-shading-value="0" style:font-name-asian="DejaVu Sans" style:font-weight-asian="normal" style:language-complex="nl" style:country-complex="NL" style:font-weight-complex="normal"/>
    </style:style>
    <style:style style:name="T92" style:family="text">
      <style:text-properties style:font-name="Liberation Sans" fo:font-size="12pt" fo:font-weight="normal" officeooo:rsid="08ee43a0" fo:background-color="transparent" loext:char-shading-value="0" style:font-name-asian="DejaVu Sans" style:font-weight-asian="normal" style:language-complex="nl" style:country-complex="NL" style:font-weight-complex="normal"/>
    </style:style>
    <style:style style:name="T93" style:family="text">
      <style:text-properties style:font-name="Liberation Sans" fo:font-size="12pt" fo:font-weight="normal" officeooo:rsid="08d52b72" fo:background-color="transparent" loext:char-shading-value="0" style:font-name-asian="DejaVu Sans" style:font-weight-asian="normal" style:language-complex="nl" style:country-complex="NL" style:font-weight-complex="normal"/>
    </style:style>
    <style:style style:name="T94" style:family="text">
      <style:text-properties style:font-name="Liberation Sans" fo:font-size="12pt" fo:font-weight="normal" officeooo:rsid="010f89e2" fo:background-color="transparent" loext:char-shading-value="0" style:font-name-asian="DejaVu Sans" style:font-weight-asian="normal" style:language-complex="nl" style:country-complex="NL" style:font-weight-complex="normal"/>
    </style:style>
    <style:style style:name="T95" style:family="text">
      <style:text-properties style:font-name="Liberation Sans" fo:font-size="12pt" fo:font-weight="normal" officeooo:rsid="0e613a4f" fo:background-color="transparent" loext:char-shading-value="0" style:font-name-asian="DejaVu Sans" style:font-weight-asian="normal" style:language-complex="nl" style:country-complex="NL" style:font-weight-complex="normal"/>
    </style:style>
    <style:style style:name="T96" style:family="text">
      <style:text-properties style:font-name="Liberation Sans" fo:font-size="12pt" fo:font-weight="normal" fo:background-color="transparent" loext:char-shading-value="0" style:font-name-asian="DejaVu Sans" style:font-weight-asian="normal" style:language-complex="nl" style:country-complex="NL" style:font-weight-complex="normal" style:text-overline-style="none" style:text-overline-color="font-color"/>
    </style:style>
    <style:style style:name="T97" style:family="text">
      <style:text-properties style:font-name="Liberation Sans" fo:font-size="12pt" fo:font-weight="normal" officeooo:rsid="0e66df03" fo:background-color="transparent" loext:char-shading-value="0" style:font-name-asian="DejaVu Sans" style:font-weight-asian="normal" style:language-complex="nl" style:country-complex="NL" style:font-weight-complex="normal"/>
    </style:style>
    <style:style style:name="T98" style:family="text">
      <style:text-properties style:font-name="Liberation Sans" fo:font-size="12pt" fo:font-weight="bold" fo:background-color="transparent" loext:char-shading-value="0" style:font-weight-asian="bold" style:font-weight-complex="bold"/>
    </style:style>
    <style:style style:name="T99" style:family="text">
      <style:text-properties style:font-name="Liberation Sans" fo:font-size="12pt" fo:font-weight="bold" officeooo:rsid="0e613a4f" fo:background-color="transparent" loext:char-shading-value="0" style:font-name-asian="DejaVu Sans" style:font-weight-asian="bold" style:language-complex="nl" style:country-complex="NL" style:font-weight-complex="bold"/>
    </style:style>
    <style:style style:name="T100" style:family="text">
      <style:text-properties style:font-name="Liberation Sans" fo:font-size="12pt" fo:font-weight="bold" officeooo:rsid="00bddfbe" fo:background-color="transparent" loext:char-shading-value="0" style:font-name-asian="DejaVu Sans" style:font-weight-asian="bold" style:language-complex="nl" style:country-complex="NL" style:font-weight-complex="bold"/>
    </style:style>
    <style:style style:name="T101" style:family="text">
      <style:text-properties style:font-name="Liberation Sans" fo:font-size="12pt" fo:font-weight="bold" fo:background-color="transparent" loext:char-shading-value="0" style:font-name-asian="DejaVu Sans" style:font-weight-asian="bold" style:language-complex="nl" style:country-complex="NL" style:font-weight-complex="bold" style:text-overline-style="none" style:text-overline-color="font-color"/>
    </style:style>
    <style:style style:name="T102" style:family="text">
      <style:text-properties style:font-name="Liberation Sans" fo:font-size="12pt" officeooo:rsid="077274a0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e3b33d0" style:font-weight-asian="bold" style:font-weight-complex="bold"/>
    </style:style>
    <style:style style:name="T105" style:family="text">
      <style:text-properties fo:font-weight="bold" officeooo:rsid="0e3d086d" style:font-weight-asian="bold" style:font-weight-complex="bold"/>
    </style:style>
    <style:style style:name="T106" style:family="text">
      <style:text-properties style:font-name="Liberation Mono"/>
    </style:style>
    <style:style style:name="T107" style:family="text">
      <style:text-properties officeooo:rsid="0e44b281"/>
    </style:style>
    <style:style style:name="T108" style:family="text">
      <style:text-properties officeooo:rsid="0e4666a5"/>
    </style:style>
    <style:style style:name="T109" style:family="text">
      <style:text-properties officeooo:rsid="0e613a4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Strong_20_Emphasis"><text:span text:style-name="T64">C</text:span></text:span><text:span text:style-name="Strong_20_Emphasis"><text:span text:style-name="T63">hecklist voor </text:span></text:span><text:span text:style-name="Strong_20_Emphasis"><text:span text:style-name="T67">het</text:span></text:span><text:span text:style-name="Strong_20_Emphasis"><text:span text:style-name="T65"> </text:span></text:span><text:span text:style-name="Strong_20_Emphasis"><text:span text:style-name="T77">eenmalig</text:span></text:span><text:span text:style-name="Strong_20_Emphasis"><text:span text:style-name="T71"> </text:span></text:span><text:span text:style-name="Strong_20_Emphasis"><text:span text:style-name="T65">inst</text:span></text:span><text:span text:style-name="Strong_20_Emphasis"><text:span text:style-name="T67">e</text:span></text:span><text:span text:style-name="Strong_20_Emphasis"><text:span text:style-name="T65">ll</text:span></text:span><text:span text:style-name="Strong_20_Emphasis"><text:span text:style-name="T67">en</text:span></text:span><text:span text:style-name="Strong_20_Emphasis"><text:span text:style-name="T63"> van </text:span></text:span><text:span text:style-name="Strong_20_Emphasis"><text:span text:style-name="T68">Ubunt</text:span></text:span><text:span text:style-name="Strong_20_Emphasis"><text:span text:style-name="T69">u</text:span></text:span><text:span text:style-name="Strong_20_Emphasis"><text:span text:style-name="T68"> of Debian GNU/Linux </text:span></text:span><text:span text:style-name="Strong_20_Emphasis"><text:span text:style-name="T70">desktop</text:span></text:span><text:span text:style-name="Strong_20_Emphasis"><text:span text:style-name="T66">.</text:span></text:span></text:p>
      <text:p text:style-name="P6"/>
      <text:p text:style-name="P39"><text:span text:style-name="T12">Kijk op</text:span><text:span text:style-name="T63"> </text:span><text:a xlink:type="simple" xlink:href="https://karelzimmer.nl/" text:style-name="Internet_20_link" text:visited-style-name="Visited_20_Internet_20_Link"><text:span text:style-name="Internet_20_link"><text:span text:style-name="T81">karelzimmer.nl</text:span></text:span></text:a><text:span text:style-name="T63"> </text:span><text:span text:style-name="T78">voor</text:span><text:span text:style-name="T79"> </text:span><text:span text:style-name="T80">deze en andere </text:span><text:span text:style-name="T16">checklists, scripts, </text:span><text:span text:style-name="T17">en informatie</text:span><text:span text:style-name="T16">.</text:span></text:p>
      <text:p text:style-name="P7"/>
      <text:p text:style-name="P33"><text:span text:style-name="T9">D</text:span><text:span text:style-name="T8">it is een invulbare PD</text:span><text:span text:style-name="T10">F</text:span><text:span text:style-name="T8"> met keuzevakken; </text:span><text:span text:style-name="T11">a</text:span><text:span text:style-name="T8">fdrukken is niet noodzakelijk.</text:span></text:p>
      <text:p text:style-name="P31"/>
      <text:p text:style-name="P31"/>
      <text:list xml:id="list4247012484" text:style-name="L1">
        <text:list-item>
          <text:p text:style-name="P45"><text:span text:style-name="Strong_20_Emphasis"><text:span text:style-name="T50">Citrix Workspace-app voor Chrome OS (telewerken) inst</text:span></text:span><text:span text:style-name="Strong_20_Emphasis"><text:span text:style-name="T53">e</text:span></text:span><text:span text:style-name="Strong_20_Emphasis"><text:span text:style-name="T50">llen<text:line-break/></text:span></text:span><text:span text:style-name="Strong_20_Emphasis"><text:span text:style-name="T40">(</text:span></text:span><text:span text:style-name="Strong_20_Emphasis"><text:span text:style-name="T42">Alternatief voor </text:span></text:span><text:span text:style-name="Strong_20_Emphasis"><text:span text:style-name="T15">Citrix Workspace-app voor </text:span></text:span><text:span text:style-name="Strong_20_Emphasis"><text:span text:style-name="T20">Linux</text:span></text:span><text:span text:style-name="Strong_20_Emphasis"><text:span text:style-name="T18">) </text:span></text:span><text:span text:style-name="Strong_20_Emphasis"><text:span text:style-name="T43">Google-account noodzakelijk</text:span></text:span></text:p>
        </text:list-item>
      </text:list>
      <text:p text:style-name="P42"><text:span text:style-name="Strong_20_Emphasis"><text:span text:style-name="T13"/></text:span></text:p>
      <table:table table:name="Tabel1" table:style-name="Tabel1">
        <table:table-column table:style-name="Tabel1.A"/>
        <table:table-column table:style-name="Tabel1.B"/>
        <table:table-row table:style-name="TableLine94353119283136">
          <table:table-cell table:style-name="Tabel1.A1" office:value-type="string">
            <text:p text:style-name="P42"><text:span text:style-name="Strong_20_Emphasis"><text:span text:style-name="T23"><text:s/></text:span></text:span><text:span text:style-name="Strong_20_Emphasis"><text:span text:style-name="T38"><draw:control text:anchor-type="as-char" draw:z-index="6" draw:name="Vorm 2" draw:style-name="gr1" draw:text-style-name="P49" svg:width="0.35cm" svg:height="0.35cm" draw:control="control7"/></text:span></text:span></text:p>
          </table:table-cell>
          <table:table-cell table:style-name="Tabel1.A1" office:value-type="string">
            <text:p text:style-name="P13">Start <text:span text:style-name="T103">Google Chrome</text:span>.</text:p>
            <text:p text:style-name="P15">Zoek naar, <text:span text:style-name="T109">en klik op</text:span>: <text:span text:style-name="T106">Citrix Workspace-app voor Chrome OS</text:span></text:p>
            <text:p text:style-name="P2"><text:span text:style-name="T15">Klik op </text:span><text:span text:style-name="T49">Toev. aan Chrome</text:span><text:span text:style-name="T15">.</text:span></text:p>
            <text:p text:style-name="P16"><text:span text:style-name="Strong_20_Emphasis"><text:span text:style-name="T96">Klik op </text:span></text:span><text:span text:style-name="Strong_20_Emphasis"><text:span text:style-name="T101">Extensie toevoegen</text:span></text:span><text:span text:style-name="Strong_20_Emphasis"><text:span text:style-name="T96">.</text:span></text:span></text:p>
            <text:p text:style-name="P16"><text:span text:style-name="T109">Om </text:span><text:span text:style-name="Strong_20_Emphasis"><text:span text:style-name="T100">Citrix Workspace</text:span></text:span><text:span text:style-name="T109"> te starten </text:span><text:span text:style-name="Strong_20_Emphasis"><text:span text:style-name="T87">druk op de </text:span></text:span><text:span text:style-name="Strong_20_Emphasis"><text:span text:style-name="T88">Super</text:span></text:span><text:span text:style-name="Strong_20_Emphasis"><text:span text:style-name="T87">-toets</text:span></text:span><text:span text:style-name="Strong_20_Emphasis"><text:span text:style-name="T87"><text:note text:id="ftn1" text:note-class="footnote"><text:note-citation>1</text:note-citation><text:note-body><text:p text:style-name="P34"><text:span text:style-name="T59">De </text:span><text:span text:style-name="T60">Super</text:span><text:span text:style-name="T59">-toets is de Windows</text:span><text:span text:style-name="T61">-</text:span><text:span text:style-name="T62">toets</text:span><text:span text:style-name="T59">, </text:span><text:span text:style-name="T61">C</text:span><text:span text:style-name="T59">ommand-</text:span><text:span text:style-name="T62">toets</text:span><text:span text:style-name="T59">, of </text:span><text:span text:style-name="T61">V</text:span><text:span text:style-name="T59">ergrootglas-toets.</text:span></text:p></text:note-body></text:note></text:span></text:span><text:span text:style-name="Strong_20_Emphasis"><text:span text:style-name="T89">, </text:span></text:span><text:span text:style-name="Strong_20_Emphasis"><text:span text:style-name="T90">t</text:span></text:span><text:span text:style-name="Strong_20_Emphasis"><text:span text:style-name="T91">yp </text:span></text:span><text:span text:style-name="Strong_20_Emphasis"><text:span text:style-name="T99">citrix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93">n op </text:span></text:span><text:span text:style-name="Strong_20_Emphasis"><text:span text:style-name="T95">klik </text:span></text:span><text:span text:style-name="Strong_20_Emphasis"><text:span text:style-name="T93">het pictogram van</text:span></text:span><text:span text:style-name="Strong_20_Emphasis"><text:span text:style-name="T94"> </text:span></text:span><text:span text:style-name="Strong_20_Emphasis"><text:span text:style-name="T100">Citrix Workspace</text:span></text:span><text:span text:style-name="Strong_20_Emphasis"><text:span text:style-name="T89">.</text:span></text:span></text:p>
            <text:p text:style-name="P17"><text:span text:style-name="Strong_20_Emphasis"><text:span text:style-name="T97">Volg de aanwijzingen op het scherm.</text:span></text:span></text:p>
            <text:p text:style-name="P13"><text:span text:style-name="Strong_20_Emphasis"><text:span text:style-name="T85">Om een adres toe te voegen </text:span></text:span><text:span text:style-name="Strong_20_Emphasis"><text:span text:style-name="T86">of te wijzigen </text:span></text:span><text:span text:style-name="Strong_20_Emphasis"><text:span text:style-name="T85">klik op </text:span></text:span><text:span text:style-name="Strong_20_Emphasis"><text:span text:style-name="T98">Instellingen</text:span></text:span><text:span text:style-name="Strong_20_Emphasis"><text:span text:style-name="T85"> (Tandwiel-symbool).</text:span></text:span></text:p>
          </table:table-cell>
        </table:table-row>
      </table:table>
      <text:p text:style-name="P42"><text:span text:style-name="Strong_20_Emphasis"><text:span text:style-name="T13"/></text:span></text:p>
      <text:p text:style-name="P42"><text:span text:style-name="Strong_20_Emphasis"><text:span text:style-name="T13"/></text:span></text:p>
      <text:list xml:id="list110055521199810" text:continue-numbering="true" text:style-name="L1">
        <text:list-item>
          <text:p text:style-name="P46"><text:span text:style-name="Strong_20_Emphasis"><text:span text:style-name="T52">Chrome</text:span></text:span><text:span text:style-name="Strong_20_Emphasis"><text:span text:style-name="T51"> Remote Desktop</text:span></text:span><text:span text:style-name="Strong_20_Emphasis"><text:span text:style-name="T50"> (afstandsbediening) inst</text:span></text:span><text:span text:style-name="Strong_20_Emphasis"><text:span text:style-name="T53">e</text:span></text:span><text:span text:style-name="Strong_20_Emphasis"><text:span text:style-name="T50">llen<text:line-break/></text:span></text:span><text:span text:style-name="Strong_20_Emphasis"><text:span text:style-name="T40">(</text:span></text:span><text:span text:style-name="Strong_20_Emphasis"><text:span text:style-name="T42">Alternatief voor</text:span></text:span><text:span text:style-name="Strong_20_Emphasis"><text:span text:style-name="T41"> TeamViewer</text:span></text:span><text:span text:style-name="Strong_20_Emphasis"><text:span text:style-name="T18">) </text:span></text:span><text:span text:style-name="Strong_20_Emphasis"><text:span text:style-name="T43">Google-account noodzakelijk</text:span></text:span></text:p>
        </text:list-item>
      </text:list>
      <text:p text:style-name="P43"><text:span text:style-name="Strong_20_Emphasis"><text:span text:style-name="T13"/></text:span></text:p>
      <table:table table:name="Tabel2" table:style-name="Tabel2">
        <table:table-column table:style-name="Tabel2.A"/>
        <table:table-column table:style-name="Tabel2.B"/>
        <table:table-row table:style-name="TableLine94353120620240">
          <table:table-cell table:style-name="Tabel2.A1" office:value-type="string">
            <text:p text:style-name="P43"><text:span text:style-name="Strong_20_Emphasis"><text:span text:style-name="T23"><text:s/></text:span></text:span><text:span text:style-name="Strong_20_Emphasis"><text:span text:style-name="T38"><draw:control text:anchor-type="as-char" draw:z-index="10" draw:name="Vorm 1" draw:style-name="gr1" draw:text-style-name="P49" svg:width="0.35cm" svg:height="0.35cm" draw:control="control11"/></text:span></text:span></text:p>
          </table:table-cell>
          <table:table-cell table:style-name="Tabel2.A1" office:value-type="string">
            <text:p text:style-name="P14">Start <text:span text:style-name="T103">Google Chrome</text:span>.<text:line-break/>Zoek naar, <text:span text:style-name="T109">en klik op:</text:span> <text:span text:style-name="T106">Chrome Remote Desktop</text:span></text:p>
            <text:p text:style-name="P3"><text:span text:style-name="T15">Klik op </text:span><text:span text:style-name="T49">Toev. aan Chrome</text:span><text:span text:style-name="T15">.</text:span></text:p>
            <text:p text:style-name="P4"><text:span text:style-name="Strong_20_Emphasis"><text:span text:style-name="T35">Klik op </text:span></text:span><text:span text:style-name="Strong_20_Emphasis"><text:span text:style-name="T47">Extensie toevoegen</text:span></text:span><text:span text:style-name="Strong_20_Emphasis"><text:span text:style-name="T35">.</text:span></text:span></text:p>
            <text:p text:style-name="P4"><text:span text:style-name="Strong_20_Emphasis"><text:span text:style-name="T19">Om </text:span></text:span><text:span text:style-name="Strong_20_Emphasis"><text:span text:style-name="T45">Chrome Remote Desktop</text:span></text:span><text:span text:style-name="Strong_20_Emphasis"><text:span text:style-name="T19"> te starten </text:span></text:span><text:span text:style-name="Strong_20_Emphasis"><text:span text:style-name="T26">druk op de </text:span></text:span><text:span text:style-name="Strong_20_Emphasis"><text:span text:style-name="T27">Super</text:span></text:span><text:span text:style-name="Strong_20_Emphasis"><text:span text:style-name="T26">-toets</text:span></text:span><text:span text:style-name="Strong_20_Emphasis"><text:span text:style-name="T54">1</text:span></text:span><text:span text:style-name="Strong_20_Emphasis"><text:span text:style-name="T28">, </text:span></text:span><text:span text:style-name="Strong_20_Emphasis"><text:span text:style-name="T29">t</text:span></text:span><text:span text:style-name="Strong_20_Emphasis"><text:span text:style-name="T30">yp </text:span></text:span><text:span text:style-name="Strong_20_Emphasis"><text:span text:style-name="T46">remote</text:span></text:span><text:span text:style-name="Strong_20_Emphasis"><text:span text:style-name="T26"> </text:span></text:span><text:span text:style-name="Strong_20_Emphasis"><text:span text:style-name="T31">e</text:span></text:span><text:span text:style-name="Strong_20_Emphasis"><text:span text:style-name="T32">n op </text:span></text:span><text:span text:style-name="Strong_20_Emphasis"><text:span text:style-name="T33">klik </text:span></text:span><text:span text:style-name="Strong_20_Emphasis"><text:span text:style-name="T32">het pictogram van</text:span></text:span><text:span text:style-name="Strong_20_Emphasis"><text:span text:style-name="T34"> </text:span></text:span><text:span text:style-name="Strong_20_Emphasis"><text:span text:style-name="T45">Chrome Remote Desktop</text:span></text:span><text:span text:style-name="Strong_20_Emphasis"><text:span text:style-name="T28">.</text:span></text:span></text:p>
            <text:p text:style-name="P5"><text:span text:style-name="Strong_20_Emphasis"><text:span text:style-name="T36">Volg de aanwijzingen op het scherm.</text:span></text:span></text:p>
          </table:table-cell>
        </table:table-row>
      </table:table>
      <text:p text:style-name="P43"><text:span text:style-name="Strong_20_Emphasis"><text:span text:style-name="T13"/></text:span></text:p>
      <text:p text:style-name="P43"><text:span text:style-name="Strong_20_Emphasis"><text:span text:style-name="T13"><text:tab/></text:span></text:span></text:p>
      <text:p text:style-name="P25"/>
      <text:list xml:id="list110055743814127" text:continue-numbering="true" text:style-name="L1">
        <text:list-item>
          <text:p text:style-name="P47"><text:bookmark-start text:name="__RefNumPara__4083_127170812811"/>AdGuard-extensie (adblocker) instellen<text:bookmark-end text:name="__RefNumPara__4083_127170812811"/></text:p>
        </text:list-item>
      </text:list>
      <text:p text:style-name="P21"/>
      <table:table table:name="Tabel4" table:style-name="Tabel4">
        <table:table-column table:style-name="Tabel4.A"/>
        <table:table-column table:style-name="Tabel4.B"/>
        <table:table-row table:style-name="TableLine94353120659824">
          <table:table-cell table:style-name="Tabel4.A1" office:value-type="string">
            <text:p text:style-name="P38"><text:span text:style-name="Strong_20_Emphasis"><text:span text:style-name="T21"><text:s/></text:span></text:span><text:span text:style-name="Strong_20_Emphasis"><text:span text:style-name="T37"><draw:control text:anchor-type="as-char" draw:z-index="7" draw:name="Vorm3_ 1" draw:style-name="gr1" draw:text-style-name="P49" svg:width="0.35cm" svg:height="0.35cm" draw:control="control8"/></text:span></text:span></text:p>
          </table:table-cell>
          <table:table-cell table:style-name="Tabel4.A1" office:value-type="string">
            <text:p text:style-name="P36"><text:span text:style-name="Strong_20_Emphasis"><text:span text:style-name="T5">Googl</text:span></text:span><text:span text:style-name="Strong_20_Emphasis"><text:span text:style-name="T6">e </text:span></text:span><text:span text:style-name="Strong_20_Emphasis"><text:span text:style-name="T7">Chrome</text:span></text:span></text:p>
          </table:table-cell>
        </table:table-row>
        <table:table-row table:style-name="TableLine94353120476528">
          <table:table-cell table:style-name="Tabel4.A1" office:value-type="string">
            <text:p text:style-name="P38"><text:span text:style-name="Strong_20_Emphasis"><text:span text:style-name="T21"/></text:span></text:p>
          </table:table-cell>
          <table:table-cell table:style-name="Tabel4.A1" office:value-type="string">
            <text:p text:style-name="P13">Start <text:span text:style-name="T103">Google Chrome</text:span>.</text:p>
            <text:p text:style-name="P13">Ga naar <text:a xlink:type="simple" xlink:href="https://adguard.com/nl/download-extension/chrome.html" text:style-name="Internet_20_link" text:visited-style-name="Visited_20_Internet_20_Link">https://adguard.com/nl/download-extension/chrome.html</text:a> </text:p>
            <text:p text:style-name="P13">Klik op <text:span text:style-name="T103">Toev. aan Chrome</text:span>.</text:p>
            <text:p text:style-name="P37"><text:span text:style-name="Strong_20_Emphasis"><text:span text:style-name="T22">Klik op </text:span></text:span><text:span text:style-name="Strong_20_Emphasis"><text:span text:style-name="T48">Extensie toevoegen</text:span></text:span><text:span text:style-name="Strong_20_Emphasis"><text:span text:style-name="T22">.</text:span></text:span></text:p>
          </table:table-cell>
        </table:table-row>
        <table:table-row table:style-name="TableLine94353120671632">
          <table:table-cell table:style-name="Tabel4.A1" office:value-type="string">
            <text:p text:style-name="P42"><text:span text:style-name="Strong_20_Emphasis"><text:span text:style-name="T23"><text:s/></text:span></text:span><text:span text:style-name="Strong_20_Emphasis"><text:span text:style-name="T38"><draw:control text:anchor-type="as-char" draw:z-index="8" draw:name="Vorm 3" draw:style-name="gr1" draw:text-style-name="P49" svg:width="0.35cm" svg:height="0.35cm" draw:control="control9"/></text:span></text:span></text:p>
          </table:table-cell>
          <table:table-cell table:style-name="Tabel4.A1" office:value-type="string">
            <text:p text:style-name="P42"><text:span text:style-name="Strong_20_Emphasis"><text:span text:style-name="T44">Mozilla Firefox</text:span></text:span></text:p>
          </table:table-cell>
        </table:table-row>
        <table:table-row table:style-name="TableLine94353120672784">
          <table:table-cell table:style-name="Tabel4.A1" office:value-type="string">
            <text:p text:style-name="P42"><text:span text:style-name="Strong_20_Emphasis"><text:span text:style-name="T23"/></text:span></text:p>
          </table:table-cell>
          <table:table-cell table:style-name="Tabel4.A1" office:value-type="string">
            <text:p text:style-name="P13">Start <text:span text:style-name="T103">Firefox webbrowser</text:span>.</text:p>
            <text:p text:style-name="P13">Ga naar <text:a xlink:type="simple" xlink:href="https://adguard.com/nl/download-extension/firefox.html" text:style-name="Internet_20_link" text:visited-style-name="Visited_20_Internet_20_Link">https://adguard.com/nl/download-extension/firefox.html</text:a> </text:p>
            <text:p text:style-name="P13">Klik op <text:span text:style-name="T103">Toevoegen aan Firefox</text:span>.</text:p>
            <text:p text:style-name="P13">Klik op <text:span text:style-name="T103">Toevoegen</text:span>.</text:p>
            <text:p text:style-name="P13"><text:span text:style-name="User_20_Entry"><text:span text:style-name="T84">Klik op </text:span></text:span><text:span text:style-name="User_20_Entry"><text:span text:style-name="T83">Oké, begrepen</text:span></text:span><text:span text:style-name="User_20_Entry"><text:span text:style-name="T84">.</text:span></text:span></text:p>
          </table:table-cell>
        </table:table-row>
      </table:table>
      <text:p text:style-name="P23"><text:span text:style-name="Strong_20_Emphasis"><text:span text:style-name="T25"/></text:span></text:p>
      <text:p text:style-name="P23"><text:span text:style-name="Strong_20_Emphasis"><text:span text:style-name="T25"/></text:span></text:p>
      <text:list xml:id="list110055841029209" text:continue-numbering="true" text:style-name="L1">
        <text:list-item>
          <text:p text:style-name="P45"><text:span text:style-name="Strong_20_Emphasis"><text:span text:style-name="T75">Thunderbird (e-mail) </text:span></text:span><text:span text:style-name="Strong_20_Emphasis"><text:span text:style-name="T76">Google Agenda </text:span></text:span><text:span text:style-name="Strong_20_Emphasis"><text:span text:style-name="T75">instellen</text:span></text:span></text:p>
        </text:list-item>
      </text:list>
      <text:p text:style-name="P24"/>
      <table:table table:name="Tabel5" table:style-name="Tabel5">
        <table:table-column table:style-name="Tabel5.A"/>
        <table:table-column table:style-name="Tabel5.B"/>
        <table:table-row table:style-name="TableLine94353120682704">
          <table:table-cell table:style-name="Tabel5.A1" office:value-type="string">
            <text:p text:style-name="P42"><text:span text:style-name="Strong_20_Emphasis"><text:span text:style-name="T23"><text:s/></text:span></text:span><text:span text:style-name="Strong_20_Emphasis"><text:span text:style-name="T38"><draw:control text:anchor-type="as-char" draw:z-index="9" draw:name="Vorm40_ 1" draw:style-name="gr1" draw:text-style-name="P49" svg:width="0.35cm" svg:height="0.35cm" draw:control="control10"/></text:span></text:span></text:p>
          </table:table-cell>
          <table:table-cell table:style-name="Tabel5.A1" office:value-type="string">
            <text:p text:style-name="P13">Start <text:span text:style-name="T105">Mozilla </text:span><text:span text:style-name="T103">Thunderbird </text:span><text:span text:style-name="T105">e-mail/nieuws</text:span>.</text:p>
            <text:p text:style-name="P13">Ga naar <text:span text:style-name="T103">Menu openen ☰</text:span> <text:s/>&gt; <text:span text:style-name="T103">Add-ons</text:span>.</text:p>
            <text:p text:style-name="P13">Zoek <text:span text:style-name="T103">Google Agenda</text:span>.</text:p>
            <text:p text:style-name="P2"><text:span text:style-name="T15">Klik achter </text:span><text:span text:style-name="T49">Provider for Google Calendar</text:span><text:span text:style-name="T15"> op </text:span><text:span text:style-name="T49">+ Toevoegen</text:span><text:span text:style-name="T15">.</text:span></text:p>
          </table:table-cell>
        </table:table-row>
      </table:table>
      <text:p text:style-name="P29"><text:span text:style-name="Strong_20_Emphasis"><text:span text:style-name="T24"/></text:span></text:p>
      <text:p text:style-name="P32"><text:span text:style-name="Strong_20_Emphasis"><text:span text:style-name="T24"/></text:span></text:p>
      <text:p text:style-name="P27"><text:span text:style-name="Strong_20_Emphasis"><text:span text:style-name="T102"/></text:span></text:p>
      <text:list xml:id="list110056230234760" text:continue-numbering="true" text:style-name="L1">
        <text:list-item>
          <text:p text:style-name="P48"><text:bookmark-start text:name="__RefNumPara__4009_1271708128"/><text:span text:style-name="Strong_20_Emphasis"><text:span text:style-name="T102">Bitwarden-extensie (wachtwoordbeheer) instelle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53120707296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38"><draw:control text:anchor-type="as-char" draw:z-index="0" draw:name="Vorm9" draw:style-name="gr1" draw:text-style-name="P49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9">Ingebruikname van Bitwarden bestaat uit de volgende stappen.</text:p>
          </table:table-cell>
        </table:table-row>
        <table:table-row table:style-name="TableLine94353120844384">
          <table:table-cell table:style-name="_32_._5f_Installatie_5f_uitvoeren.A1" office:value-type="string">
            <text:p text:style-name="P35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8">Start <text:span text:style-name="T103">Bitwarden</text:span>.</text:p>
            <text:p text:style-name="P8">Maak een account aan met een sterk(!) Hoofdwachtwoord.</text:p>
            <text:p text:style-name="P8">Exporteer de opgeslagen wachtwoorden uit de bestaande wachtwoordbeheerder.</text:p>
            <text:p text:style-name="P8">Importeer de opgeslagen wachtwoorden in Bitwarden.</text:p>
            <text:p text:style-name="P8">Verwijder de uit de oude wachtwoordbeheerder geëxporteerde wachtwoorden.</text:p>
            <text:p text:style-name="P8">Verwijder de oude wachtwoordbeheerder.</text:p>
          </table:table-cell>
        </table:table-row>
        <table:table-row table:style-name="TableLine9435312084500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53120845632">
          <table:table-cell table:style-name="_32_._5f_Installatie_5f_uitvoeren.A1" office:value-type="string">
            <text:p text:style-name="P41"><text:span text:style-name="Strong_20_Emphasis"><text:span text:style-name="T23"><text:s/></text:span></text:span><text:span text:style-name="Strong_20_Emphasis"><text:span text:style-name="T38"><draw:control text:anchor-type="as-char" draw:z-index="5" draw:name="Vorm 8" draw:style-name="gr1" draw:text-style-name="P4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1">Met het gebruik van Bitwarden wordt het opslaan van wachtwoorden in de browser sterk afgeraden. Dit betekent voor de browser:</text:p>
          </table:table-cell>
        </table:table-row>
        <table:table-row table:style-name="TableLine94353120846256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18">Stop het (automatisch) opslaan van wachtwoorden</text:p>
            <text:p text:style-name="P18">Verwijder opgeslagen wachtwoorden</text:p>
            <text:p text:style-name="P18">Voeg de Bitwarden-extensie toe</text:p>
          </table:table-cell>
        </table:table-row>
        <table:table-row table:style-name="TableLine94353120846880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53120847504">
          <table:table-cell table:style-name="_32_._5f_Installatie_5f_uitvoeren.A1" office:value-type="string">
            <text:p text:style-name="P40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2"><text:span text:style-name="T103">Google</text:span><text:span text:style-name="T104"> </text:span><text:span text:style-name="T103">Chrome</text:span> <text:span text:style-name="T107">(voor </text:span><text:span text:style-name="T103">Firefox webbrowser</text:span><text:span text:style-name="T107"> </text:span><text:span text:style-name="T108">verloopt dit praktisch hetzelfde)</text:span></text:p>
          </table:table-cell>
        </table:table-row>
        <table:table-row table:style-name="TableLine94353120848128">
          <table:table-cell table:style-name="_32_._5f_Installatie_5f_uitvoeren.A1" office:value-type="string">
            <text:p text:style-name="P40"><text:span text:style-name="Strong_20_Emphasis"><text:span text:style-name="T23"><text:s/></text:span></text:span><text:span text:style-name="Strong_20_Emphasis"><text:span text:style-name="T38"><draw:control text:anchor-type="as-char" draw:z-index="1" draw:name="Vorm 4" draw:style-name="gr1" draw:text-style-name="P4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9">Stop het (automatisch) opslaan van wachtwoorden</text:p>
          </table:table-cell>
        </table:table-row>
        <table:table-row table:style-name="TableLine94353120848752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10">Klik rechtsboven op de gebruikersafbeelding en kies <text:span text:style-name="T103">Je Google-account beheren</text:span>.</text:p>
            <text:p text:style-name="P10">Klik aan de linkerkant op <text:span text:style-name="T103">Beveiliging</text:span>.</text:p>
            <text:p text:style-name="P10">Scroll naar beneden en klik op <text:span text:style-name="T103">Wachtwoordmanager</text:span>.</text:p>
            <text:p text:style-name="P10">Klik rechtsboven op <text:span text:style-name="T103">tandwiel-symbool</text:span>.</text:p>
            <text:p text:style-name="P9">Zet schuifjes <text:span text:style-name="T103">Automatisch inloggen</text:span> en <text:span text:style-name="T103">Aanbieden om wachtwoorden op te slaan</text:span> uit.</text:p>
          </table:table-cell>
        </table:table-row>
        <table:table-row table:style-name="TableLine94353120849376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353120850000">
          <table:table-cell table:style-name="_32_._5f_Installatie_5f_uitvoeren.A1" office:value-type="string">
            <text:p text:style-name="P40"><text:span text:style-name="Strong_20_Emphasis"><text:span text:style-name="T23"><text:s/></text:span></text:span><text:span text:style-name="Strong_20_Emphasis"><text:span text:style-name="T38"><draw:control text:anchor-type="as-char" draw:z-index="2" draw:name="Vorm 5" draw:style-name="gr1" draw:text-style-name="P4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9">Verwijder opgeslagen wachtwoorden</text:p>
          </table:table-cell>
        </table:table-row>
        <table:table-row table:style-name="TableLine94353120850624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9">Klik rechtsboven op <text:span text:style-name="T103">Meer⋮</text:span>.</text:p>
            <text:p text:style-name="P9">Klik op Instellingen.</text:p>
            <text:p text:style-name="P9">Klik onder <text:span text:style-name="T103">Privacy en beveiliging</text:span> op <text:span text:style-name="T103">Browsegegevens wissen</text:span>.</text:p>
            <text:p text:style-name="P9">Klik op <text:span text:style-name="T103">Geavanceerd</text:span> (tab).</text:p>
            <text:p text:style-name="P9">Vink aan <text:span text:style-name="T103">Wachtwoorden en andere inloggegevens</text:span> en klik op <text:span text:style-name="T103">Gegevens wissen</text:span>.</text:p>
          </table:table-cell>
        </table:table-row>
        <table:table-row table:style-name="TableLine94353120851328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353120852112">
          <table:table-cell table:style-name="_32_._5f_Installatie_5f_uitvoeren.A1" office:value-type="string">
            <text:p text:style-name="P40"><text:span text:style-name="Strong_20_Emphasis"><text:span text:style-name="T23"><text:s/></text:span></text:span><text:span text:style-name="Strong_20_Emphasis"><text:span text:style-name="T38"><draw:control text:anchor-type="as-char" draw:z-index="3" draw:name="Vorm 6" draw:style-name="gr1" draw:text-style-name="P4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9">Voeg de Bitwarden-extensie toe</text:p>
          </table:table-cell>
        </table:table-row>
        <table:table-row table:style-name="TableLine94353120852896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10">Ga naar <text:a xlink:type="simple" xlink:href="https://bitwarden.com/download/" text:style-name="Internet_20_link" text:visited-style-name="Visited_20_Internet_20_Link">https://bitwarden.com/download/</text:a> </text:p>
            <text:p text:style-name="P10">Scroll naar beneden en rechts van <text:span text:style-name="T103">WEB BROWSER</text:span> klik op <text:span text:style-name="T103">Google Chrome</text:span>.</text:p>
            <text:p text:style-name="P10">Klik op <text:span text:style-name="T103">Toev. aan Chrome</text:span>.</text:p>
            <text:p text:style-name="P10">Klik rechtsboven op Bitwarden-icoontje en geef het Hoofdwachtwoord.</text:p>
          </table:table-cell>
        </table:table-row>
        <table:table-row table:style-name="TableLine94353120853680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TableLine94353120854464">
          <table:table-cell table:style-name="_32_._5f_Installatie_5f_uitvoeren.A1" office:value-type="string">
            <text:p text:style-name="P40"><text:span text:style-name="Strong_20_Emphasis"><text:span text:style-name="T23"><text:s/></text:span></text:span><text:span text:style-name="Strong_20_Emphasis"><text:span text:style-name="T38"><draw:control text:anchor-type="as-char" draw:z-index="4" draw:name="Vorm 7" draw:style-name="gr1" draw:text-style-name="P4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0">Eventueel, met licht veiligheidsrisico, maar groot gebruikersgemak</text:p>
          </table:table-cell>
        </table:table-row>
        <table:table-row table:style-name="TableLine94353120855776"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10">Klik in Bitwarden-extensie op <text:span text:style-name="T103">Instellingen</text:span> en klik onder <text:span text:style-name="T103">BEVEILIGING</text:span> op <text:span text:style-name="T103">Time-out van de kluis</text:span> en selecteer <text:span text:style-name="T103">Nooit</text:span>.</text:p>
            <text:p text:style-name="P10">Klik in Bitwarden-extensie op <text:span text:style-name="T103">Instellingen</text:span> en klik onder <text:span text:style-name="T103">OVERIG</text:span> op <text:span text:style-name="T103">Opties</text:span> en vink aan <text:span text:style-name="T103">Automatisch invullen bij laden van pagina</text:span>.</text:p>
          </table:table-cell>
        </table:table-row>
      </table:table>
      <text:p text:style-name="P30"><text:span text:style-name="Strong_20_Emphasis"><text:span text:style-name="T24"/></text:span></text:p>
      <text:p text:style-name="P30"><text:span text:style-name="Strong_20_Emphasis"><text:span text:style-name="T24"/></text:span></text:p>
      <text:p text:style-name="P28"><text:span text:style-name="T55">E</text:span><text:span text:style-name="T56">inde c</text:span><text:span text:style-name="T57">hecklist, </text:span><text:span text:style-name="T58">het instellen van </text:span><text:span text:style-name="Strong_20_Emphasis"><text:span text:style-name="T72">Ubunt</text:span></text:span><text:span text:style-name="Strong_20_Emphasis"><text:span text:style-name="T73">u</text:span></text:span><text:span text:style-name="Strong_20_Emphasis"><text:span text:style-name="T72"> of Debian GNU/Linux </text:span></text:span><text:span text:style-name="Strong_20_Emphasis"><text:span text:style-name="T74">desktop </text:span></text:span><text:span text:style-name="T57">is voltooid.</text:span></text:p>
      <text:p text:style-name="P26"/>
      <text:p text:style-name="P1"><text:span text:style-name="T39">Geschreven</text:span><text:span text:style-name="T14"> door Karel Zimmer &lt;</text:span><text:a xlink:type="simple" xlink:href="mailto:info@karelzimmer.nl" text:style-name="Internet_20_link" text:visited-style-name="Visited_20_Internet_20_Link"><text:span text:style-name="T82">info@karelzimmer.nl</text:span></text:a><text:span text:style-name="T14">&gt;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ellen-Ubuntu-of-Debian-desktop</text:file-name></text:span><text:span text:style-name="MT2"><text:tab/></text:span><text:span text:style-name="MT1"><text:date style:data-style-name="N36" text:date-value="2022-05-21T11:00:54.690037504">21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3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5-21T11:00:54.363703013</dc:date>
    <meta:keyword>Installatie</meta:keyword>
    <meta:keyword>Checklist</meta:keyword>
    <meta:keyword>Linux</meta:keyword>
    <meta:editing-cycles>6440</meta:editing-cycles>
    <meta:editing-duration>P11DT7H40M22S</meta:editing-duration>
    <meta:print-date>2021-03-23T20:07:57.967210640</meta:print-date>
    <dc:creator>Karel Zimmer</dc:creator>
    <meta:document-statistic meta:table-count="5" meta:image-count="0" meta:object-count="0" meta:page-count="3" meta:paragraph-count="84" meta:word-count="514" meta:character-count="3787" meta:non-whitespace-character-count="3333"/>
    <meta:user-defined meta:name="Info 1"/>
    <meta:user-defined meta:name="Info 2"/>
    <meta:user-defined meta:name="Info 3"/>
    <meta:user-defined meta:name="Info 4"/>
  </office:meta>
</office:document-meta>
</file>